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a2f" officeooo:paragraph-rsid="00037a2f"/>
    </style:style>
    <style:style style:name="P2" style:family="paragraph" style:parent-style-name="Standard">
      <style:text-properties officeooo:rsid="000552ee" officeooo:paragraph-rsid="000552ee"/>
    </style:style>
    <style:style style:name="P3" style:family="paragraph" style:parent-style-name="Standard">
      <style:text-properties officeooo:rsid="0006cd57" officeooo:paragraph-rsid="0006cd57"/>
    </style:style>
    <style:style style:name="T1" style:family="text">
      <style:text-properties officeooo:rsid="000552ee"/>
    </style:style>
    <style:style style:name="T2" style:family="text">
      <style:text-properties officeooo:rsid="0006cd57"/>
    </style:style>
    <style:style style:name="T3" style:family="text">
      <style:text-properties officeooo:rsid="00086af8"/>
    </style:style>
    <style:style style:name="T4" style:family="text">
      <style:text-properties officeooo:rsid="00097e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o else in your family lives or travels abroad? Are you the first member of your family to live abroad?</text:p>
      <text:p text:style-name="P1"/>
      <text:p text:style-name="P1">2. How does the education system in your home country compare or differ to the one here? What was your motivation for attending school at UAH?</text:p>
      <text:p text:style-name="P1"/>
      <text:p text:style-name="P1">3. <text:span text:style-name="T1">How do you keep in contact with friends and family? What would you judge the impact of technology to be on those relationships and correspondence?</text:span></text:p>
      <text:p text:style-name="P1"/>
      <text:p text:style-name="P2">4. <text:span text:style-name="T2">What are your plans after graduation? Do you intend to continue living and working in Huntsville, or travel elsewhere/home?</text:span></text:p>
      <text:p text:style-name="P2"/>
      <text:p text:style-name="P3">5. <text:span text:style-name="T4">What is your perception of American politics? How does this country's system compare or differ to the one in your home country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0:14:50.342464503</meta:creation-date>
    <dc:date>2016-10-07T11:00:19.590896106</dc:date>
    <meta:editing-duration>PT45M28S</meta:editing-duration>
    <meta:editing-cycles>5</meta:editing-cycles>
    <meta:generator>LibreOffice/5.2.2.2.0$Linux_X86_64 LibreOffice_project/20m0$Build-2</meta:generator>
    <meta:document-statistic meta:table-count="0" meta:image-count="0" meta:object-count="0" meta:page-count="1" meta:paragraph-count="5" meta:word-count="116" meta:character-count="654" meta:non-whitespace-character-count="543"/>
  </office:meta>
</office:document-meta>
</file>